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bster" svg:font-family="Lobster"/>
    <style:font-face style:name="Lobster1" svg:font-family="Lobster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text-properties style:font-name="Lobster1" fo:font-size="42pt" officeooo:rsid="00056b9b" officeooo:paragraph-rsid="00056b9b" style:font-size-asian="42pt" style:font-size-complex="42pt"/>
    </style:style>
    <style:style style:name="P2" style:family="paragraph" style:parent-style-name="Standard">
      <style:text-properties style:font-name="Lobster" fo:font-size="42pt" officeooo:rsid="00056b9b" officeooo:paragraph-rsid="000887ee" style:font-name-asian="Lobster" style:font-size-asian="42pt" style:font-name-complex="Lobster" style:font-size-complex="42pt"/>
    </style:style>
    <style:style style:name="P3" style:family="paragraph" style:parent-style-name="Standard">
      <style:paragraph-properties fo:break-before="page"/>
      <style:text-properties style:font-name="Lobster" fo:font-size="42pt" officeooo:rsid="00056b9b" officeooo:paragraph-rsid="000887ee" style:font-name-asian="Lobster" style:font-size-asian="42pt" style:font-name-complex="Lobster" style:font-size-complex="42pt"/>
    </style:style>
    <style:style style:name="P4" style:family="paragraph" style:parent-style-name="Standard">
      <style:text-properties style:font-name="Lobster" fo:font-size="42pt" officeooo:rsid="00056b9b" officeooo:paragraph-rsid="0007efc2" style:font-name-asian="Lobster" style:font-size-asian="42pt" style:font-name-complex="Lobster" style:font-size-complex="42pt"/>
    </style:style>
    <style:style style:name="P5" style:family="paragraph" style:parent-style-name="Standard">
      <style:text-properties style:font-name="Lobster" fo:font-size="42pt" officeooo:rsid="00056b9b" officeooo:paragraph-rsid="00152447" style:font-name-asian="Lobster" style:font-size-asian="42pt" style:font-name-complex="Lobster" style:font-size-complex="42pt"/>
    </style:style>
    <style:style style:name="P6" style:family="paragraph" style:parent-style-name="Standard">
      <style:paragraph-properties fo:break-before="page"/>
      <style:text-properties style:font-name="Lobster" fo:font-size="42pt" officeooo:rsid="000aa486" officeooo:paragraph-rsid="000aa486" style:font-name-asian="Lobster" style:font-size-asian="42pt" style:font-name-complex="Lobster" style:font-size-complex="42pt"/>
    </style:style>
    <style:style style:name="P7" style:family="paragraph" style:parent-style-name="Standard">
      <style:text-properties style:font-name="Lobster" fo:font-size="42pt" officeooo:rsid="000aa486" officeooo:paragraph-rsid="001d4cba" style:font-name-asian="Lobster" style:font-size-asian="42pt" style:font-name-complex="Lobster" style:font-size-complex="42pt"/>
    </style:style>
    <style:style style:name="P8" style:family="paragraph" style:parent-style-name="Standard">
      <style:text-properties style:font-name="Lobster" fo:font-size="42pt" officeooo:rsid="000aa486" officeooo:paragraph-rsid="000aa486" style:font-name-asian="Lobster" style:font-size-asian="42pt" style:font-name-complex="Lobster" style:font-size-complex="42pt"/>
    </style:style>
    <style:style style:name="P9" style:family="paragraph" style:parent-style-name="Standard">
      <style:paragraph-properties fo:break-before="page"/>
      <style:text-properties style:font-name="Lobster" fo:font-size="42pt" officeooo:rsid="000d0924" officeooo:paragraph-rsid="000d0924" style:font-name-asian="Lobster" style:font-size-asian="42pt" style:font-name-complex="Lobster" style:font-size-complex="42pt"/>
    </style:style>
    <style:style style:name="P10" style:family="paragraph" style:parent-style-name="Standard">
      <style:text-properties style:font-name="Liberation Sans" fo:font-size="21pt" officeooo:rsid="000d0924" officeooo:paragraph-rsid="000d0924" style:font-name-asian="Lobster" style:font-size-asian="18.3500003814697pt" style:font-name-complex="Lobster" style:font-size-complex="21pt"/>
    </style:style>
    <style:style style:name="P11" style:family="paragraph" style:parent-style-name="Standard">
      <style:text-properties style:font-name="Liberation Sans" fo:font-size="21pt" officeooo:rsid="000ebcad" officeooo:paragraph-rsid="000ebcad" style:font-name-asian="Lobster" style:font-size-asian="18.3500003814697pt" style:font-name-complex="Lobster" style:font-size-complex="21pt"/>
    </style:style>
    <style:style style:name="P12" style:family="paragraph" style:parent-style-name="Standard">
      <style:text-properties style:font-name="Liberation Sans" fo:font-size="21pt" officeooo:rsid="00152447" officeooo:paragraph-rsid="001ed9af" style:font-name-asian="Lobster" style:font-size-asian="18.3500003814697pt" style:font-name-complex="Lobster" style:font-size-complex="21pt"/>
    </style:style>
    <style:style style:name="P13" style:family="paragraph" style:parent-style-name="Standard">
      <style:text-properties style:font-name="Liberation Sans" fo:font-size="21pt" officeooo:rsid="000ebcad" officeooo:paragraph-rsid="001ed9af" style:font-name-asian="Lobster" style:font-size-asian="18.3500003814697pt" style:font-name-complex="Lobster" style:font-size-complex="21pt"/>
    </style:style>
    <style:style style:name="P14" style:family="paragraph" style:parent-style-name="Standard">
      <style:text-properties style:font-name="Liberation Sans" fo:font-size="21pt" officeooo:rsid="000d0924" officeooo:paragraph-rsid="001936f9" style:font-name-asian="Lobster" style:font-size-asian="18.3500003814697pt" style:font-name-complex="Lobster" style:font-size-complex="21pt"/>
    </style:style>
    <style:style style:name="P15" style:family="paragraph" style:parent-style-name="Standard">
      <style:text-properties style:font-name="Liberation Sans" fo:font-size="21pt" officeooo:rsid="000ebcad" officeooo:paragraph-rsid="000f2b67" style:font-name-asian="Lobster" style:font-size-asian="18.3500003814697pt" style:font-name-complex="Lobster" style:font-size-complex="21pt"/>
    </style:style>
    <style:style style:name="P16" style:family="paragraph" style:parent-style-name="Standard">
      <style:text-properties style:font-name="Liberation Sans" fo:font-size="21pt" officeooo:rsid="000d0924" officeooo:paragraph-rsid="000ebcad" style:font-name-asian="Lobster" style:font-size-asian="18.3500003814697pt" style:font-name-complex="Lobster" style:font-size-complex="21pt"/>
    </style:style>
    <style:style style:name="P17" style:family="paragraph" style:parent-style-name="Standard">
      <style:text-properties style:font-name="Liberation Sans" fo:font-size="21pt" officeooo:rsid="000d0924" officeooo:paragraph-rsid="001ed9af" style:font-name-asian="Lobster" style:font-size-asian="18.3500003814697pt" style:font-name-complex="Lobster" style:font-size-complex="21pt"/>
    </style:style>
    <style:style style:name="P18" style:family="paragraph" style:parent-style-name="Standard">
      <style:text-properties style:font-name="Liberation Sans" fo:font-size="42pt" officeooo:rsid="000aa486" officeooo:paragraph-rsid="000c74bf" style:font-name-asian="Lobster" style:font-size-asian="42pt" style:font-name-complex="Lobster" style:font-size-complex="42pt"/>
    </style:style>
    <style:style style:name="P19" style:family="paragraph" style:parent-style-name="Standard">
      <style:text-properties officeooo:rsid="000c74bf" officeooo:paragraph-rsid="000c74bf"/>
    </style:style>
    <style:style style:name="P20" style:family="paragraph" style:parent-style-name="Standard">
      <style:text-properties style:font-name="Liberation Sans" fo:font-size="21pt" officeooo:rsid="000c74bf" officeooo:paragraph-rsid="000c74bf" style:font-name-asian="Lobster" style:font-size-asian="18.3500003814697pt" style:font-name-complex="Lobster" style:font-size-complex="21pt"/>
    </style:style>
    <style:style style:name="P21" style:family="paragraph" style:parent-style-name="Standard">
      <style:text-properties style:font-name="Liberation Sans" fo:font-size="21pt" officeooo:rsid="000c74bf" officeooo:paragraph-rsid="000f2b67" style:font-name-asian="Lobster" style:font-size-asian="18.3500003814697pt" style:font-name-complex="Lobster" style:font-size-complex="21pt"/>
    </style:style>
    <style:style style:name="P22" style:family="paragraph" style:parent-style-name="Standard">
      <style:text-properties style:font-name="Liberation Sans" fo:font-size="21pt" officeooo:rsid="000c8c73" officeooo:paragraph-rsid="000c8c73" style:font-name-asian="Lobster" style:font-size-asian="18.3500003814697pt" style:font-name-complex="Lobster" style:font-size-complex="21pt"/>
    </style:style>
    <style:style style:name="P23" style:family="paragraph" style:parent-style-name="Standard">
      <style:text-properties style:font-name="Liberation Sans" fo:font-size="42pt" officeooo:rsid="000aa486" officeooo:paragraph-rsid="000aa486" style:font-name-asian="Lobster" style:font-size-asian="42pt" style:font-name-complex="Lobster" style:font-size-complex="42pt"/>
    </style:style>
    <style:style style:name="P24" style:family="paragraph" style:parent-style-name="Standard">
      <style:text-properties style:font-name="Liberation Sans" fo:font-size="21pt" officeooo:rsid="000aa486" officeooo:paragraph-rsid="000aa486" style:font-name-asian="Lobster" style:font-size-asian="21pt" style:font-name-complex="Lobster" style:font-size-complex="21pt"/>
    </style:style>
    <style:style style:name="P25" style:family="paragraph" style:parent-style-name="Standard">
      <style:text-properties style:font-name="Liberation Sans" fo:font-size="21pt" officeooo:rsid="000c74bf" officeooo:paragraph-rsid="000c74bf" style:font-name-asian="Lobster" style:font-size-asian="21pt" style:font-name-complex="Lobster" style:font-size-complex="21pt"/>
    </style:style>
    <style:style style:name="T1" style:family="text">
      <style:text-properties officeooo:rsid="0008a843"/>
    </style:style>
    <style:style style:name="T2" style:family="text">
      <style:text-properties style:font-name="Lobster" style:font-name-asian="Lobster" style:font-name-complex="Lobster"/>
    </style:style>
    <style:style style:name="T3" style:family="text">
      <style:text-properties style:font-name-asian="Noto Serif CJK JP" style:font-name-complex="FreeSans1"/>
    </style:style>
    <style:style style:name="T4" style:family="text">
      <style:text-properties officeooo:rsid="000887ee"/>
    </style:style>
    <style:style style:name="T5" style:family="text">
      <style:text-properties officeooo:rsid="0005b2e6"/>
    </style:style>
    <style:style style:name="T6" style:family="text">
      <style:text-properties officeooo:rsid="0007efc2"/>
    </style:style>
    <style:style style:name="T7" style:family="text">
      <style:text-properties officeooo:rsid="000f3165"/>
    </style:style>
    <style:style style:name="T8" style:family="text">
      <style:text-properties officeooo:rsid="00152447"/>
    </style:style>
    <style:style style:name="T9" style:family="text">
      <style:text-properties officeooo:rsid="000d0924"/>
    </style:style>
    <style:style style:name="T10" style:family="text">
      <style:text-properties officeooo:rsid="001ba98c"/>
    </style:style>
    <style:style style:name="T11" style:family="text">
      <style:text-properties officeooo:rsid="0020bbe9"/>
    </style:style>
    <style:style style:name="T12" style:family="text">
      <style:text-properties officeooo:rsid="001d4cba"/>
    </style:style>
    <style:style style:name="T13" style:family="text">
      <style:text-properties officeooo:rsid="00156858"/>
    </style:style>
    <style:style style:name="T14" style:family="text">
      <style:text-properties officeooo:rsid="00174e65"/>
    </style:style>
    <style:style style:name="T15" style:family="text">
      <style:text-properties style:font-name="Lobster1" fo:font-size="24pt" officeooo:rsid="000ebcad" style:font-size-asian="24pt" style:font-size-complex="24pt"/>
    </style:style>
    <style:style style:name="T16" style:family="text">
      <style:text-properties style:font-name="Liberation Sans" fo:font-size="21pt" officeooo:rsid="000ebcad" style:font-name-asian="Lobster" style:font-size-asian="18.3500003814697pt" style:font-name-complex="Lobster" style:font-size-complex="21pt"/>
    </style:style>
    <style:style style:name="T17" style:family="text">
      <style:text-properties officeooo:rsid="001936f9"/>
    </style:style>
    <style:style style:name="T18" style:family="text">
      <style:text-properties officeooo:rsid="001a9b1e"/>
    </style:style>
    <style:style style:name="T19" style:family="text">
      <style:text-properties officeooo:rsid="00132ce8"/>
    </style:style>
    <style:style style:name="T20" style:family="text">
      <style:text-properties officeooo:rsid="001ed9af"/>
    </style:style>
    <style:style style:name="T21" style:family="text">
      <style:text-properties officeooo:rsid="000f2b67"/>
    </style:style>
    <style:style style:name="T22" style:family="text">
      <style:text-properties officeooo:rsid="000ebcad"/>
    </style:style>
    <style:style style:name="T23" style:family="text">
      <style:text-properties officeooo:rsid="00227c6a"/>
    </style:style>
    <style:style style:name="T24" style:family="text">
      <style:text-properties officeooo:rsid="00227136"/>
    </style:style>
    <style:style style:name="T25" style:family="text">
      <style:text-properties officeooo:rsid="0024722c"/>
    </style:style>
    <style:style style:name="T26" style:family="text">
      <style:text-properties fo:font-size="26pt" officeooo:rsid="000c8c73" style:font-size-asian="26pt" style:font-size-complex="26pt"/>
    </style:style>
    <style:style style:name="T27" style:family="text">
      <style:text-properties fo:font-size="26pt" officeooo:rsid="000c74bf" style:font-size-asian="26pt" style:font-size-complex="26pt"/>
    </style:style>
    <style:style style:name="T28" style:family="text">
      <style:text-properties style:font-name="Liberation Sans" fo:font-size="21pt" officeooo:rsid="000c8c73" style:font-name-asian="Lobster" style:font-size-asian="18.3500003814697pt" style:font-name-complex="Lobster" style:font-size-complex="21pt"/>
    </style:style>
    <style:style style:name="T29" style:family="text">
      <style:text-properties style:font-name="Liberation Sans" fo:font-size="21pt" officeooo:rsid="0020bbe9" style:font-name-asian="Lobster" style:font-size-asian="18.3500003814697pt" style:font-name-complex="Lobster" style:font-size-complex="21pt"/>
    </style:style>
    <style:style style:name="T30" style:family="text">
      <style:text-properties style:font-name="Liberation Sans" fo:font-size="21pt" style:font-name-asian="Lobster" style:font-size-asian="18.3500003814697pt" style:font-name-complex="Lobster" style:font-size-complex="21pt"/>
    </style:style>
    <style:style style:name="T31" style:family="text">
      <style:text-properties style:font-name="Liberation Sans" fo:font-size="21pt" officeooo:rsid="00227136" style:font-name-asian="Lobster" style:font-size-asian="18.3500003814697pt" style:font-name-complex="Lobster" style:font-size-complex="21pt"/>
    </style:style>
    <style:style style:name="T32" style:family="text">
      <style:text-properties officeooo:rsid="000c8c73"/>
    </style:style>
    <style:style style:name="T33" style:family="text">
      <style:text-properties fo:font-size="26pt" style:font-size-asian="26pt" style:font-size-complex="2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oundel </text:span>Settings -<text:tab/><text:tab/><text:span text:style-name="T1">Back</text:span></text:p>
      <text:p text:style-name="P1"><text:tab/>Anisotropic Filtering</text:p>
      <text:p text:style-name="P1"><text:tab/><text:tab/><text:span text:style-name="T2">◊16</text:span><text:span text:style-name="T3"> </text:span><text:span text:style-name="T2">◊8 ◊4 ◊2 ◊Off</text:span></text:p>
      <text:p text:style-name="P1"><text:tab/>Mipmaps</text:p>
      <text:p text:style-name="P1"><text:tab/><text:tab/><text:span text:style-name="T2">◊On ◊Off</text:span></text:p>
      <text:p text:style-name="P1"><text:tab/>Asset Resolution</text:p>
      <text:p text:style-name="P1"><text:tab/><text:tab/><text:span text:style-name="T2">◊High ◊Medium ◊Low</text:span></text:p>
      <text:p text:style-name="P2"/>
      <text:p text:style-name="P3"><text:span text:style-name="T4">Ocean </text:span><text:span text:style-name="T1">Settings<text:tab/>-<text:tab/><text:tab/><text:tab/>Back</text:span></text:p>
      <text:p text:style-name="P2"><text:tab/><text:span text:style-name="T1">Rendering</text:span></text:p>
      <text:p text:style-name="P4"><text:tab/><text:tab/>◊<text:span text:style-name="T4">Solid</text:span><text:span text:style-name="T5"> </text:span>◊<text:span text:style-name="T6">Wire </text:span>◊<text:span text:style-name="T6">Points</text:span></text:p>
      <text:p text:style-name="P4"><text:tab/><text:span text:style-name="T1">Mesh </text:span><text:span text:style-name="T7">Size</text:span></text:p>
      <text:p text:style-name="P5"><text:tab/><text:tab/>◊<text:span text:style-name="T7">5 </text:span>◊<text:span text:style-name="T4">10 </text:span>◊<text:span text:style-name="T4">20 </text:span>◊<text:span text:style-name="T4">40</text:span></text:p>
      <text:p text:style-name="P5"><text:span text:style-name="T4"><text:tab/><text:tab/></text:span>◊<text:span text:style-name="T4">80 </text:span>◊<text:span text:style-name="T8">160 </text:span>◊<text:span text:style-name="T8">320</text:span></text:p>
      <text:p text:style-name="P6">Main Menu - <text:tab/><text:tab/><text:tab/><text:tab/>Back</text:p>
      <text:p text:style-name="P7"><text:tab/><text:span text:style-name="T9">Instructions</text:span></text:p>
      <text:p text:style-name="P7"><text:tab/>Ocean Settings</text:p>
      <text:p text:style-name="P7"><text:tab/>Roundel Settings</text:p>
      <text:p text:style-name="P8"><text:tab/>About</text:p>
      <text:p text:style-name="P9">Instructions - <text:tab/><text:tab/><text:tab/><text:tab/>Back</text:p>
      <text:p text:style-name="P10"/>
      <text:p text:style-name="P11"><text:span text:style-name="Emphasis"><text:span text:style-name="T8">Zoom – Mouse Wheel </text:span></text:span><text:span text:style-name="T10">or</text:span><text:span text:style-name="Emphasis"><text:span text:style-name="T10"> Pinch</text:span></text:span></text:p>
      <text:p text:style-name="P11"><text:span text:style-name="Emphasis"><text:span text:style-name="T8">Pan – </text:span></text:span><text:span text:style-name="Emphasis"><text:span text:style-name="T11">Left Button </text:span></text:span><text:span text:style-name="T11">or</text:span><text:span text:style-name="Emphasis"><text:span text:style-name="T11"> One Finger Ground </text:span></text:span><text:span text:style-name="Emphasis"><text:span text:style-name="T12">Drag</text:span></text:span></text:p>
      <text:p text:style-name="P11"><text:span text:style-name="Emphasis"><text:span text:style-name="T13">Orbit – </text:span></text:span><text:span text:style-name="Emphasis"><text:span text:style-name="T11">Right Button </text:span></text:span><text:span text:style-name="T11">or</text:span><text:span text:style-name="Emphasis"><text:span text:style-name="T11"> Two Finger Ground </text:span></text:span><text:span text:style-name="Emphasis"><text:span text:style-name="T12">Drag</text:span></text:span></text:p>
      <text:p text:style-name="P12"><text:span text:style-name="Emphasis"><text:span text:style-name="T14">Return </text:span></text:span><text:span text:style-name="T14">to previous location</text:span><text:span text:style-name="Emphasis"><text:span text:style-name="T14"> – Click </text:span></text:span><text:span text:style-name="T10">or</text:span><text:span text:style-name="Emphasis"><text:span text:style-name="T10"> Tap</text:span></text:span><text:span text:style-name="Emphasis"><text:span text:style-name="T14"> </text:span></text:span><text:span text:style-name="T15">”Back”</text:span></text:p>
      <text:p text:style-name="P13"><text:span text:style-name="Emphasis"><text:span text:style-name="T16"/></text:span></text:p>
      <text:p text:style-name="P14"><text:span text:style-name="Emphasis"><text:span text:style-name="T11">Move </text:span></text:span><text:span text:style-name="Emphasis"><text:span text:style-name="T17">Cube </text:span></text:span><text:span text:style-name="Emphasis"><text:span text:style-name="T8">–</text:span></text:span><text:span text:style-name="Emphasis"><text:span text:style-name="T17"> </text:span></text:span><text:span text:style-name="Emphasis">Click</text:span> or <text:span text:style-name="Emphasis">Tap</text:span> <text:span text:style-name="Emphasis"><text:span text:style-name="T10">D</text:span></text:span><text:span text:style-name="Emphasis"><text:span text:style-name="T17">estination</text:span></text:span></text:p>
      <text:p text:style-name="P14"><text:span text:style-name="Emphasis"><text:span text:style-name="T17">Change </text:span></text:span><text:span text:style-name="Emphasis"><text:span text:style-name="T12">Spin </text:span></text:span><text:span text:style-name="T12">of</text:span><text:span text:style-name="Emphasis"><text:span text:style-name="T12"> </text:span></text:span><text:span text:style-name="Emphasis"><text:span text:style-name="T17">Disk</text:span></text:span><text:span text:style-name="T17"> </text:span>or<text:span text:style-name="T17"> </text:span><text:span text:style-name="Emphasis"><text:span text:style-name="T17">Cube </text:span></text:span><text:span text:style-name="Emphasis"><text:span text:style-name="T8">– </text:span></text:span><text:span text:style-name="Emphasis"><text:span text:style-name="T17">D</text:span></text:span><text:span text:style-name="Emphasis">rag </text:span><text:span text:style-name="Emphasis"><text:span text:style-name="T18">Ri</text:span></text:span><text:span text:style-name="Emphasis"><text:span text:style-name="T19">ght </text:span></text:span><text:span text:style-name="T19">or</text:span><text:span text:style-name="Emphasis"><text:span text:style-name="T19"> </text:span></text:span><text:span text:style-name="Emphasis"><text:span text:style-name="T18">L</text:span></text:span><text:span text:style-name="Emphasis"><text:span text:style-name="T19">eft</text:span></text:span></text:p>
      <text:p text:style-name="P15"><text:span text:style-name="Emphasis"><text:span text:style-name="T16"/></text:span></text:p>
      <text:p text:style-name="P11">Note<text:span text:style-name="T20">s</text:span>:</text:p>
      <text:p text:style-name="P16"><text:tab/><text:span text:style-name="T17">C</text:span><text:span text:style-name="T19">amera r</text:span><text:span text:style-name="T21">epel</text:span><text:span text:style-name="T19">s</text:span><text:span text:style-name="T22"> wate</text:span><text:span text:style-name="T21">r, </text:span><text:span text:style-name="T18">makes </text:span><text:span text:style-name="T11">huge</text:span><text:span text:style-name="T20"> </text:span><text:span text:style-name="T18">waves</text:span></text:p>
      <text:p text:style-name="P16"><text:tab/><text:span text:style-name="T10">Cube movement </text:span><text:span text:style-name="T23">splashes water</text:span></text:p>
      <text:p text:style-name="P16"><text:tab/><text:span text:style-name="T24">Cube decides </text:span><text:span text:style-name="T11">animation </text:span><text:span text:style-name="T24">by distance</text:span></text:p>
      <text:p text:style-name="P16"><text:tab/><text:span text:style-name="T11">Cube </text:span><text:span text:style-name="T23">seeks</text:span><text:span text:style-name="T24"> </text:span><text:span text:style-name="T25">where </text:span><text:span text:style-name="T24">rotating disk </text:span><text:span text:style-name="T25">was clicked</text:span></text:p>
      <text:p text:style-name="P16"><text:tab/><text:span text:style-name="T10">Cube </text:span><text:span text:style-name="T12">slides down w</text:span><text:span text:style-name="T20">ater</text:span></text:p>
      <text:p text:style-name="P16"><text:tab/><text:span text:style-name="T20">Water is easier to see as wire or points</text:span></text:p>
      <text:p text:style-name="P16"><text:tab/><text:span text:style-name="T23">Large mesh </text:span><text:span text:style-name="T20">as points </text:span><text:span text:style-name="T23">on desktop is</text:span><text:span text:style-name="T20"> fun</text:span></text:p>
      <text:p text:style-name="P17"><text:tab/><text:span text:style-name="T20">Some </text:span><text:span text:style-name="T23">older phones</text:span><text:span text:style-name="T20"> </text:span><text:span text:style-name="T23">render poorly</text:span></text:p>
      <text:p text:style-name="P17"><text:tab/><text:span text:style-name="T10">Settings affect performance!</text:span></text:p>
      <text:p text:style-name="P6">About -<text:tab/><text:tab/><text:tab/><text:tab/><text:tab/><text:tab/><text:tab/>Back</text:p>
      <text:p text:style-name="P18"><text:span text:style-name="Strong_20_Emphasis"><text:span text:style-name="T26"/></text:span></text:p>
      <text:p text:style-name="P18"><text:span text:style-name="Strong_20_Emphasis"><text:span text:style-name="T26">BevyC</text:span></text:span><text:span text:style-name="Strong_20_Emphasis"><text:span text:style-name="T27">ube</text:span></text:span></text:p>
      <text:p text:style-name="P19"><text:span text:style-name="T28">3D real-time rendered graphics </text:span><text:span text:style-name="T29">demo </text:span><text:span text:style-name="T28">written in </text:span><text:span text:style-name="T30">Rust, </text:span><text:span text:style-name="T28">c</text:span><text:span text:style-name="T30">ompile</text:span><text:span text:style-name="T31">s</text:span><text:span text:style-name="T30"> to WASM </text:span><text:span text:style-name="T29">for</text:span><text:span text:style-name="T30"> web browser</text:span><text:span text:style-name="T29">s</text:span><text:span text:style-name="T30">. Uses Bevy 0.18 game engine.</text:span></text:p>
      <text:p text:style-name="P20"/>
      <text:p text:style-name="P21">Source-<text:span text:style-name="T32">code</text:span> <text:span text:style-name="T21">o</text:span>n Github <text:span text:style-name="T11">(opens new tab)</text:span>:</text:p>
      <text:p text:style-name="P21"><text:s/><text:tab/><text:a xlink:type="simple" xlink:href="https://wbtek.github.io/" text:style-name="Internet_20_link" text:visited-style-name="Visited_20_Internet_20_Link">https://wbtek.github.io</text:a></text:p>
      <text:p text:style-name="P20"/>
      <text:p text:style-name="P22">Homepage <text:span text:style-name="T11">(opens new tab)</text:span>:</text:p>
      <text:p text:style-name="P22"><text:tab/><text:a xlink:type="simple" xlink:href="https://wbtek.net/" text:style-name="Internet_20_link" text:visited-style-name="Visited_20_Internet_20_Link">https://wbtek.net</text:a></text:p>
      <text:p text:style-name="P22"/>
      <text:p text:style-name="P23"><text:span text:style-name="Strong_20_Emphasis"><text:span text:style-name="T33">WBTek</text:span></text:span></text:p>
      <text:p text:style-name="P24">Division of WhiteBear Family Inc.</text:p>
      <text:p text:style-name="P25">Greg Slocu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bster" svg:font-family="Lobster"/>
    <style:font-face style:name="Lobster1" svg:font-family="Lobster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true" style:layout-grid-display="true" style:footnote-max-height="0mm" loext:margin-gutter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3T04:17:09.000281685</meta:creation-date>
    <dc:date>2026-02-28T14:34:30.953847251</dc:date>
    <meta:editing-duration>PT16H54S</meta:editing-duration>
    <meta:editing-cycles>10</meta:editing-cycles>
    <meta:generator>LibreOffice/25.2.7.2$Linux_X86_64 LibreOffice_project/520$Build-2</meta:generator>
    <meta:document-statistic meta:table-count="0" meta:image-count="0" meta:object-count="0" meta:page-count="5" meta:paragraph-count="45" meta:word-count="189" meta:character-count="1170" meta:non-whitespace-character-count="970"/>
  </office:meta>
</office:document-meta>
</file>